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2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9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2cm" svg:x="2.515cm" svg:y="2cm">
          <text:p text:style-name="P1">rdfs: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2cm" svg:x="10.5cm" svg:y="3cm">
          <text:p text:style-name="P1">m:Malad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2cm" svg:x="3cm" svg:y="7cm">
          <text:p text:style-name="P1">m:Fact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5cm" svg:y1="7cm" svg:x2="4.515cm" svg:y2="4cm">
          <text:p/>
        </draw:line>
        <draw:line draw:style-name="gr2" draw:text-style-name="P1" draw:layer="layout" svg:x1="12cm" svg:y1="3cm" svg:x2="6.515cm" svg:y2="3cm">
          <text:p/>
        </draw:line>
        <draw:frame draw:style-name="gr3" draw:layer="layout" svg:width="5.015cm" svg:height="0.962cm" svg:x="4.485cm" svg:y="5cm">
          <draw:text-box>
            <text:p>rdfs:subClassOf</text:p>
          </draw:text-box>
        </draw:frame>
        <draw:frame draw:style-name="gr4" draw:layer="layout" svg:width="5.015cm" svg:height="0.962cm" svg:x="7cm" svg:y="2.038cm">
          <draw:text-box>
            <text:p>rdfs:subClassOf</text:p>
          </draw:text-box>
        </draw:frame>
        <draw:custom-shape draw:style-name="gr5" draw:text-style-name="P1" draw:layer="layout" svg:width="5.5cm" svg:height="2cm" svg:x="1.5cm" svg:y="12cm">
          <text:p text:style-name="P1">m:Meningococc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cm" svg:y1="12cm" svg:x2="5.5cm" svg:y2="9cm">
          <text:p/>
        </draw:line>
        <draw:frame draw:style-name="gr6" draw:layer="layout" svg:width="2.619cm" svg:height="0.962cm" svg:x="2.381cm" svg:y="10.038cm">
          <draw:text-box>
            <text:p>rdf:type</text:p>
          </draw:text-box>
        </draw:frame>
        <draw:custom-shape draw:style-name="gr5" draw:text-style-name="P1" draw:layer="layout" svg:width="5cm" svg:height="2cm" svg:x="16cm" svg:y="5cm">
          <text:p text:style-name="P1">m:Mening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5cm" svg:y1="5cm" svg:x2="14.5cm" svg:y2="4cm">
          <text:p/>
        </draw:line>
        <draw:frame draw:style-name="gr3" draw:layer="layout" svg:width="2.619cm" svg:height="0.962cm" svg:x="16.381cm" svg:y="3.538cm">
          <draw:text-box>
            <text:p>rdf:type</text:p>
          </draw:text-box>
        </draw:frame>
        <draw:frame draw:style-name="gr3" draw:layer="layout" svg:width="3.317cm" svg:height="0.962cm" svg:x="2.5cm" svg:y="15cm">
          <draw:text-box>
            <text:p>Légende :</text:p>
          </draw:text-box>
        </draw:frame>
        <draw:custom-shape draw:style-name="gr5" draw:text-style-name="P1" draw:layer="layout" svg:width="5cm" svg:height="2cm" svg:x="2cm" svg:y="16.5cm">
          <text:p text:style-name="P1">Inst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2cm" svg:x="7.5cm" svg:y="16.5cm">
          <text:p text:style-name="P1">Clas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5.5cm" svg:height="1.25cm" svg:x="13.5cm" svg:y="17cm">
          <draw:text-box>
            <text:p/>
          </draw:text-box>
        </draw:frame>
        <draw:frame draw:style-name="gr3" draw:layer="layout" svg:width="9.866cm" svg:height="0.962cm" svg:x="2.5cm" svg:y="19cm">
          <draw:text-box>
            <text:p>xmlns:m=http://lirmm.fr/maladie# </text:p>
          </draw:text-box>
        </draw:frame>
        <draw:frame draw:style-name="gr8" draw:layer="layout" svg:width="16.5cm" svg:height="0.963cm" svg:x="2.5cm" svg:y="20.037cm">
          <draw:text-box>
            <text:p>xmlns:rdfs=http://www.w3.org/1999/02/22-rdf-syntax-ns#</text:p>
          </draw:text-box>
        </draw:frame>
        <draw:custom-shape draw:style-name="gr9" draw:text-style-name="P1" draw:layer="layout" svg:width="18cm" svg:height="6.5cm" svg:x="1.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2cm" svg:x="8.5cm" svg:y="6.5cm">
          <text:p text:style-name="P1">m:APrOrig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5cm" svg:y1="6.5cm" svg:x2="6cm" svg:y2="3.5cm">
          <text:p/>
        </draw:line>
        <draw:custom-shape draw:style-name="gr5" draw:text-style-name="P1" draw:layer="layout" svg:width="6.5cm" svg:height="2cm" svg:x="9.5cm" svg:y="9.5cm">
          <text:p text:style-name="P1">m:Meningococcus_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cm" svg:y1="9.5cm" svg:x2="12.5cm" svg:y2="8cm">
          <text:p/>
        </draw:line>
        <draw:frame draw:style-name="gr3" draw:layer="layout" svg:width="2.619cm" svg:height="0.962cm" svg:x="12.881cm" svg:y="8cm">
          <draw:text-box>
            <text:p>rdf:type</text:p>
          </draw:text-box>
        </draw:frame>
        <draw:line draw:style-name="gr2" draw:text-style-name="P1" draw:layer="layout" svg:x1="16cm" svg:y1="10.5cm" svg:x2="19cm" svg:y2="7cm">
          <text:p/>
        </draw:line>
        <draw:frame draw:style-name="gr3" draw:layer="layout" svg:width="4.977cm" svg:height="0.962cm" svg:x="16cm" svg:y="9.038cm">
          <draw:text-box>
            <text:p>m:EstOrigineDe</text:p>
          </draw:text-box>
        </draw:frame>
        <draw:line draw:style-name="gr2" draw:text-style-name="P1" draw:layer="layout" svg:x1="7cm" svg:y1="13cm" svg:x2="12.5cm" svg:y2="11.5cm">
          <text:p/>
        </draw:line>
        <draw:frame draw:style-name="gr3" draw:layer="layout" svg:width="5.087cm" svg:height="0.962cm" svg:x="8cm" svg:y="12.538cm">
          <draw:text-box>
            <text:p>m:EstFacteur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udrey </meta:initial-creator>
    <meta:creation-date>2010-12-12T14:21:17</meta:creation-date>
    <dc:date>2010-12-12T15:08:27</dc:date>
    <dc:creator>Audrey </dc:creator>
    <meta:editing-duration>PT00H13M48S</meta:editing-duration>
    <meta:editing-cycles>2</meta:editing-cycles>
    <meta:generator>OpenOffice.org/3.2$Unix OpenOffice.org_project/320m12$Build-9483</meta:generator>
    <meta:document-statistic meta:object-count="29"/>
  </office:meta>
</office:document-meta>
</file>